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use magique<text:tab/><text:tab/>☐</text:p>
      <text:p text:style-name="Text_20_body">Endu. implacable <text:tab/>☐</text:p>
      <text:p text:style-name="Text_20_body">Sortilèges (Niv <text:s text:c="2"/>) <text:s/><text:tab/>☐☐ </text:p>
      <text:p text:style-name="Text_20_body">Foulées brumeuses<text:tab/>☐☐☐☐</text:p>
      <text:p text:style-name="Text_20_body">Adrénaline<text:tab/><text:tab/>☐☐☐</text:p>
      <text:p text:style-name="Text_20_body">Am. Sombre Eclat<text:tab/>☐</text:p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ASTUCE MAGIQUE<text:span text:style-name="T1"> [Capacité] (1 / Jour)</text:span></text:p>
            <text:p text:style-name="Table_20_Contents">Rite ésotérique d'une minute. </text:p>
            <text:p text:style-name="Table_20_Contents"/>
            <text:p text:style-name="Table_20_Contents">Regagne la moitié des sortilèges possibles.</text:p>
            <text:p text:style-name="Table_20_Contents"/>
          </table:table-cell>
          <table:table-cell table:style-name="Tableau1.B1" office:value-type="string">
            <text:p text:style-name="Table_20_Contents"><text:span text:style-name="T3">ADRENALINE</text:span> (3 / jour)</text:p>
            <text:p text:style-name="Table_20_Contents">Bonus </text:p>
            <text:p text:style-name="Table_20_Contents"/>
            <text:p text:style-name="Table_20_Contents">Se déplacer une nouvelle fois.</text:p>
            <text:p text:style-name="Table_20_Contents">Gagne (maitrise) points de vie temporaire.</text:p>
          </table:table-cell>
        </table:table-row>
        <table:table-row>
          <table:table-cell table:style-name="Tableau1.A2" office:value-type="string">
            <text:p text:style-name="Table_20_Contents"><text:span text:style-name="T3">ENDURANCE IMPLACABLE</text:span> (1 / jour)</text:p>
            <text:p text:style-name="Table_20_Contents"/>
            <text:p text:style-name="Table_20_Contents">Si tombe à 0 point de vie, résiste à l'attaque et reste à 1 point de vie.</text:p>
          </table:table-cell>
          <table:table-cell table:style-name="Tableau1.B2" office:value-type="string">
            <text:p text:style-name="Table_20_Contents"><text:span text:style-name="T3">FOULEE BRUMEUSE</text:span> [4 / jour]</text:p>
            <text:p text:style-name="Table_20_Contents">Bonus – Soit-Même</text:p>
            <text:p text:style-name="P3">Vous laissez sur place un petit nuage de brume argenté, et vous téléportez de <text:span text:style-name="T2">9m</text:span> à un endroit inoccupé. </text:p>
            <text:p text:style-name="Table_20_Contents"/>
            <text:p text:style-name="Table_20_Contents">Au choix :</text:p>
            <text:p text:style-name="Table_20_Contents">- <text:span text:style-name="T3">Régénérant </text:span>: Donne 7 pv temporaire à une créature à 3m.</text:p>
            <text:p text:style-name="Table_20_Contents">- <text:span text:style-name="T3">Provoquant </text:span>: Une créature à coté doit réussir un jet de sauvegarde Sagesse ou Désavantage sur toute attaque contre un autre que vous (Jusqu'à votre prochain tour).</text:p>
          </table:table-cell>
        </table:table-row>
        <table:table-row>
          <table:table-cell table:style-name="Tableau1.A2" office:value-type="string">
            <text:p text:style-name="P2">PREMIERS SECOURS</text:p>
            <text:p text:style-name="Table_20_Contents">Action – 1,5 m.</text:p>
            <text:p text:style-name="Table_20_Contents"/>
            <text:p text:style-name="Table_20_Contents">Utilise le dé de vie de la cible pour le soigner, et ajoute le niveau de maitrise à ce jet.</text:p>
          </table:table-cell>
          <table:table-cell table:style-name="Tableau1.B2" office:value-type="string">
            <text:p text:style-name="P2">SOINS PARFAITS</text:p>
            <text:p text:style-name="Table_20_Contents"/>
            <text:p text:style-name="Table_20_Contents">Si vous faites 1 sur un jet de dés déstiné à vous soigner, vous pouvez relancer le dé. Le résultat doit être utilisé.</text:p>
          </table:table-cell>
        </table:table-row>
        <table:table-row>
          <table:table-cell table:style-name="Tableau1.A2" office:value-type="string">
            <text:p text:style-name="P2">PACTE DE L'EPEE<text:span text:style-name="T1"> [capacité]</text:span></text:p>
            <text:p text:style-name="Table_20_Contents">[<text:span text:style-name="T2">Bonus</text:span>] : Invoquer une arme de votre choix en main.</text:p>
            <text:p text:style-name="Table_20_Contents"/>
            <text:p text:style-name="Table_20_Contents">Avec cette arme liée, vous utilisez <text:span text:style-name="T2">CHARISME</text:span> pour <text:span text:style-name="T2">l'Attaque</text:span> et les <text:span text:style-name="T2">Dégats</text:span>.</text:p>
            <text:p text:style-name="Table_20_Contents">Le type de dégats est <text:span text:style-name="T2">Necrotique</text:span>, <text:span text:style-name="T2">Psychique</text:span>, <text:span text:style-name="T2">Radiant</text:span> ou <text:span text:style-name="T2">physique</text:span>.</text:p>
          </table:table-cell>
          <table:table-cell table:style-name="Tableau1.B2" office:value-type="string">
            <text:p text:style-name="Table_20_Contents"><text:span text:style-name="T3">LAME ASSOIFEE</text:span> [capacité]</text:p>
            <text:p text:style-name="Table_20_Contents"/>
            <text:p text:style-name="Table_20_Contents">Vous gagnez une attaque supplémentaire avec votre arme de Pacte. </text:p>
          </table:table-cell>
        </table:table-row>
        <table:table-row>
          <table:table-cell table:style-name="Tableau1.A2" office:value-type="string">
            <text:p text:style-name="Table_20_Contents"><text:span text:style-name="T3">DECHARGE OCCULTE</text:span> [illimité]</text:p>
            <text:p text:style-name="Table_20_Contents">Action – 20m</text:p>
            <text:p text:style-name="Table_20_Contents"/>
            <text:p text:style-name="Table_20_Contents">Rayon d’énergie sombre x 2</text:p>
            <text:p text:style-name="Table_20_Contents"/>
            <text:p text:style-name="Table_20_Contents"><text:span text:style-name="T2">Jet d'Attaque </text:span>: Inflige 1d10 + CHARISME</text:p>
          </table:table-cell>
          <table:table-cell table:style-name="Tableau1.B2" office:value-type="string">
            <text:p text:style-name="Table_20_Contents"><text:span text:style-name="T3">MAIN DE MAGE</text:span> [illimité]</text:p>
            <text:p text:style-name="Table_20_Contents">Action – 9m – 1 minute</text:p>
            <text:p text:style-name="Table_20_Contents"/>
            <text:p text:style-name="Table_20_Contents">Une main spectrale et flottante apparaît à portée. Elle ne peut s'eloigner à plus de 9m. </text:p>
            <text:p text:style-name="Table_20_Contents"/>
            <text:p text:style-name="Table_20_Contents">Elle permets de manipuler des objets simples.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ext:soft-page-break/>
        <table:table-row>
          <table:table-cell table:style-name="Tableau2.A1" office:value-type="string">
            <text:p text:style-name="Table_20_Contents"><text:span text:style-name="T3">GLAS</text:span> [Illimité]</text:p>
            <text:p text:style-name="Table_20_Contents">Action – 18m </text:p>
            <text:p text:style-name="Table_20_Contents"/>
            <text:p text:style-name="Table_20_Contents">Vous pointez une créature visible, et le son douloureux d'une cloche emplit l'air autour d'elle.</text:p>
            <text:p text:style-name="Table_20_Contents"/>
            <text:p text:style-name="Table_20_Contents">Sauvegarde de Sagesse ou 2d8 dégats nécrotiques (2d12 si déjà blessée).</text:p>
          </table:table-cell>
          <table:table-cell table:style-name="Tableau2.B1" office:value-type="string">
            <text:p text:style-name="Table_20_Contents"><text:span text:style-name="T3">MASQUE AUX MILLE VISAGES</text:span> [Illimité]</text:p>
            <text:p text:style-name="Table_20_Contents">Action – 1 heure</text:p>
            <text:p text:style-name="Table_20_Contents"/>
            <text:p text:style-name="Table_20_Contents">Vous pouvez vous faire ressembler à autre chose. Cela concerne vos vêtements, armure, armes et autres biens.</text:p>
            <text:p text:style-name="Table_20_Contents"/>
            <text:p text:style-name="Table_20_Contents">Vous pouvez réduire votre taille de 30 cm et paraître plus mince ou forte. L'illusion doit respecter l'arrangement général des membres.</text:p>
            <text:p text:style-name="Table_20_Contents"/>
            <text:p text:style-name="Table_20_Contents">C'est une illusion, et un examen profond peut dévoiler le déguisement.</text:p>
          </table:table-cell>
        </table:table-row>
        <table:table-row>
          <table:table-cell table:style-name="Tableau2.A2" office:value-type="string">
            <text:p text:style-name="Table_20_Contents"><text:span text:style-name="T3">REPRESAILLE INFERNALE</text:span> [Sort]</text:p>
            <text:p text:style-name="Table_20_Contents">Réaction (Etre blessée) – 18m.</text:p>
            <text:p text:style-name="Table_20_Contents"/>
            <text:p text:style-name="P3">Entoure l'attaquant de flammes vertes.</text:p>
            <text:p text:style-name="P3"/>
            <text:p text:style-name="Table_20_Contents">Jet de Sauvegarde <text:span text:style-name="T2">Dexterité</text:span> pour <text:span text:style-name="T2">½</text:span> dmg.</text:p>
            <text:p text:style-name="Table_20_Contents">Sinon <text:span text:style-name="T2">4d10</text:span> dégats de <text:span text:style-name="T2">feu</text:span>.</text:p>
          </table:table-cell>
          <table:table-cell table:style-name="Tableau2.B2" office:value-type="string">
            <text:p text:style-name="Table_20_Contents"><text:span text:style-name="T3">MALEFICE</text:span> [Sort]</text:p>
            <text:p text:style-name="Table_20_Contents">Bonus – 27 m – Concentration </text:p>
            <text:p text:style-name="Table_20_Contents"/>
            <text:p text:style-name="P3">Place un maléfice sur la cible.</text:p>
            <text:p text:style-name="P3"/>
            <text:p text:style-name="Table_20_Contents">Elle subit <text:span text:style-name="T2">1d6 Necrotique </text:span>chaque fois que vous la touchez avec une <text:span text:style-name="T2">attaque</text:span>.</text:p>
            <text:p text:style-name="Table_20_Contents">Elle subit <text:span text:style-name="T2">DESAV</text:span> lorsqu'elle utilise une compétence d'une <text:span text:style-name="T2">CARACTERISTIQUE</text:span> que vous choisissez.</text:p>
            <text:p text:style-name="Table_20_Contents"/>
            <text:p text:style-name="Table_20_Contents">Peut durer jusqu'à 24h.</text:p>
          </table:table-cell>
        </table:table-row>
        <table:table-row>
          <table:table-cell table:style-name="Tableau2.A2" office:value-type="string">
            <text:p text:style-name="Table_20_Contents"><text:span text:style-name="T3">SERVITEUR INVISIBLE</text:span> [Sort]</text:p>
            <text:p text:style-name="Table_20_Contents">Action ou Rituel – 18m – 1 h</text:p>
            <text:p text:style-name="Table_20_Contents"/>
            <text:p text:style-name="Table_20_Contents">Créé une force invisible, sans forme et sans esprit prêt à accomplir des tâches simples si on lui en donne l'ordre.</text:p>
            <text:p text:style-name="Table_20_Contents"/>
            <text:p text:style-name="Table_20_Contents">A chaque tour pour un Bonus, ordre de déplacement de 4,5m et interaction avec un objet. </text:p>
            <text:p text:style-name="Table_20_Contents"/>
            <text:p text:style-name="Table_20_Contents">Aller chercher des choses, faire le menage, réparer, plier du linge, allumer du feu, servir à manger, servir à boire, etc.</text:p>
            <text:p text:style-name="Table_20_Contents"/>
            <text:p text:style-name="Table_20_Contents">Fait du mieux qu'il peut et attends l'ordre suivant.</text:p>
          </table:table-cell>
          <table:table-cell table:style-name="Tableau2.B2" office:value-type="string">
            <text:p text:style-name="Table_20_Contents"><text:span text:style-name="T3">SOMMEIL</text:span> [Sort]</text:p>
            <text:p text:style-name="Table_20_Contents">Action – 18m – Concentration (1 minute)</text:p>
            <text:p text:style-name="Table_20_Contents"/>
            <text:p text:style-name="Table_20_Contents">Toutes créatures autour d'une zone de 1,5m de rayon doit réussir une Sauvegarde de Sagesse ou recevoir Incapacité. </text:p>
            <text:p text:style-name="Table_20_Contents"/>
            <text:p text:style-name="Table_20_Contents">A la fin de son tour suivant, il doit faire une autre sauvegarde de Sagesse où s'endormir pour la durée du sort.</text:p>
            <text:p text:style-name="Table_20_Contents"/>
            <text:p text:style-name="Table_20_Contents">Le sort s'arrête si la personne subit des dégats ou une personne agit pour la réveiller.</text:p>
          </table:table-cell>
        </table:table-row>
        <table:table-row>
          <table:table-cell table:style-name="Tableau2.A2" office:value-type="string">
            <text:p text:style-name="Table_20_Contents"><text:span text:style-name="T3">PATTE D'ARAIGNEE</text:span> [Sort]</text:p>
            <text:p text:style-name="Table_20_Contents">Action – Toucher – Concentration (1h)</text:p>
            <text:p text:style-name="Table_20_Contents"/>
            <text:p text:style-name="Table_20_Contents">Les personnes touchées peuvent se déplacer sur toute surface comme si elles étaientt au sol, avec une vitesse de déplacement normale.</text:p>
            <text:p text:style-name="Table_20_Contents"/>
            <text:p text:style-name="Table_20_Contents">Deux personnes au total peuvent en bénéficier.</text:p>
          </table:table-cell>
          <table:table-cell table:style-name="Tableau2.B2" office:value-type="string">
            <text:p text:style-name="Table_20_Contents"><text:span text:style-name="T3">INVISIBILITE</text:span> [Sort]</text:p>
            <text:p text:style-name="Table_20_Contents">Action – Touché – Concentration (1h)</text:p>
            <text:p text:style-name="Table_20_Contents"/>
            <text:p text:style-name="Table_20_Contents">Les personnes touchées deviennent invisibles.</text:p>
            <text:p text:style-name="Table_20_Contents"/>
            <text:p text:style-name="Table_20_Contents">L'invisibilité cesse en cas d'attaque, de dégats infligés ou de sort incanté.</text:p>
            <text:p text:style-name="Table_20_Contents"/>
            <text:p text:style-name="Table_20_Contents">Deux personnes au total peuvent en bénéficier.</text:p>
          </table:table-cell>
        </table:table-row>
        <text:soft-page-break/>
        <table:table-row>
          <table:table-cell table:style-name="Tableau2.A2" office:value-type="string">
            <text:p text:style-name="Table_20_Contents"><text:span text:style-name="T3">FOULEE BRUMEUSE</text:span> [Sort]</text:p>
            <text:p text:style-name="Table_20_Contents">Bonus – Soit-Même</text:p>
            <text:p text:style-name="P3">Vous laissez sur place un petit nuage de brume argenté, et vous téléportez de <text:span text:style-name="T2">9m</text:span> à un endroit inoccupé. </text:p>
          </table:table-cell>
          <table:table-cell table:style-name="Tableau2.B2" office:value-type="string">
            <text:p text:style-name="Table_20_Contents"><text:span text:style-name="T3">VOL</text:span> [Sort]</text:p>
            <text:p text:style-name="Table_20_Contents">Action – Toucher – Concentration (10 min)</text:p>
            <text:p text:style-name="Table_20_Contents"/>
            <text:p text:style-name="Table_20_Contents">Les personnes touchées peuvent voler à une vitesse de 18m et peuvent flotter.</text:p>
            <text:p text:style-name="Table_20_Contents"/>
            <text:p text:style-name="Table_20_Contents">Deux personnes au total peuvent en bénéficier.</text:p>
          </table:table-cell>
        </table:table-row>
        <table:table-row>
          <table:table-cell table:style-name="Tableau2.A2" office:value-type="string">
            <text:p text:style-name="Table_20_Contents"><text:span text:style-name="T3">CALMER LES EMOTIONS </text:span>[Sort]</text:p>
            <text:p text:style-name="Table_20_Contents">Action – 18m – Concentration (1 min)</text:p>
            <text:p text:style-name="Table_20_Contents"/>
            <text:p text:style-name="Table_20_Contents">Chaque humain dans une sphére de 6m doit réussir une sauvegarde de Charisme ou subir l'un des effets suivants :</text:p>
            <text:p text:style-name="Table_20_Contents"/>
            <text:p text:style-name="Table_20_Contents">- Immunité aux charmes et à la peur.</text:p>
            <text:p text:style-name="P3">- Devient indifférent au lieu d'être hostile. Cela cesse si l'opposant s'en prends à lui.</text:p>
          </table:table-cell>
          <table:table-cell table:style-name="Tableau2.B2" office:value-type="string">
            <text:p text:style-name="Table_20_Contents"><text:span text:style-name="T3">FORCE FANTASMAGORIQUE</text:span> [Sort]</text:p>
            <text:p text:style-name="Table_20_Contents">Action – 18m – Concentration </text:p>
            <text:p text:style-name="P3">Vous essayez de créer une illusion dans l'esprit de la créature que vous ciblez. </text:p>
            <text:p text:style-name="Table_20_Contents">La cible fait un <text:span text:style-name="T2">Jet Sauvegarde Intelligence</text:span>. Si échec, elle voit un objet fantasmagorique ou une créature qui l'attaque. </text:p>
            <text:p text:style-name="Table_20_Contents">Un Jet de Compétence <text:span text:style-name="T2">Investigation</text:span> réussi permets de réaliser que c'est une Illusion.</text:p>
            <text:p text:style-name="Table_20_Contents">Si la cible la pense vraie, elle prends <text:span text:style-name="T2">2d8 dégats Psychiques</text:span> par tour.</text:p>
          </table:table-cell>
        </table:table-row>
        <table:table-row>
          <table:table-cell table:style-name="Tableau2.A2" office:value-type="string">
            <text:p text:style-name="Table_20_Contents"><text:span text:style-name="T3">LUEUR FEERIQUE </text:span>[Sort]</text:p>
            <text:p text:style-name="Table_20_Contents">Action – 18m – Concentration (1 min)</text:p>
            <text:p text:style-name="Table_20_Contents"/>
            <text:p text:style-name="Table_20_Contents">Créé un cube de 6m où tous les objets et créatures sont entourées d'une lumière bleue, verte ou violette jusqu'à 3m et ne peuvent pas devenir invisible.</text:p>
            <text:p text:style-name="Table_20_Contents"/>
            <text:p text:style-name="Table_20_Contents">Les créatures peuvent éviter cela avec une sauvegarde de Dexterité. </text:p>
            <text:p text:style-name="Table_20_Contents"/>
            <text:p text:style-name="Table_20_Contents">Les attaques contre les créatures affectées se font avec un AVANTAGE si l'attaquant peut voir la lueur.</text:p>
          </table:table-cell>
          <table:table-cell table:style-name="Tableau2.B2" office:value-type="string">
            <text:p text:style-name="P2">CLIGNOTEMENT</text:p>
            <text:p text:style-name="Table_20_Contents">Action – personnel – 1 minute</text:p>
            <text:p text:style-name="Table_20_Contents"/>
            <text:p text:style-name="Table_20_Contents">Lancer un d20 à chacun de vos tours. Si 11+, vous disparaissez du plan d'existence actuel et rejoignez le plan éthéré.</text:p>
            <text:p text:style-name="Table_20_Contents"/>
            <text:p text:style-name="Table_20_Contents">Au début de votre tour, vous retournez dans le monde à un point situé à 3m de là où vous etiez. </text:p>
            <text:p text:style-name="Table_20_Contents"/>
            <text:p text:style-name="Table_20_Contents">Dans le plan éthéré, vous pouvez voir et entendre jusqu'à 18m. Vous ne pouvez agir et personne ne peut agir sur vous depuis le plan matériel. </text:p>
            <text:p text:style-name="Table_20_Contents"/>
            <text:p text:style-name="Table_20_Contents">Vous restez vulnerable aux créatures du plan éthéré.</text:p>
          </table:table-cell>
        </table:table-row>
        <table:table-row>
          <table:table-cell table:style-name="Tableau2.A2" office:value-type="string">
            <text:p text:style-name="P2">CROISSANCE VEGETALE</text:p>
            <text:p text:style-name="Table_20_Contents">Action / 8heure – 45 m </text:p>
            <text:p text:style-name="Table_20_Contents"/>
            <text:p text:style-name="Table_20_Contents">Canalise la force vitale des plantes présentes dans la zone.</text:p>
            <text:p text:style-name="Table_20_Contents"/>
            <text:p text:style-name="Table_20_Contents">Action : les plantes à 30m autour d'un point ciblé roissent avec vigueur. Il faut consommer 4m pour se déplacer d'un mètre. Certaines zones peuvent être exclues.</text:p>
            <text:p text:style-name="Table_20_Contents"/>
            <text:p text:style-name="Table_20_Contents">8 heures : Le sol s'enrichie. Les plantes à 400m de rayon du point ciblé sont enrichies pour 1 année. Les plantes produisent deux fois plus de nourriture lors de la récolte.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able:table table:name="Tableau3" table:style-name="Tableau3">
        <table:table-column table:style-name="Tableau3.A" table:number-columns-repeated="2"/>
        <text:soft-page-break/>
        <table:table-row>
          <table:table-cell table:style-name="Tableau3.A1" office:value-type="string">
            <text:p text:style-name="P1">GEMME D'ILLUMINATION</text:p>
            <text:p text:style-name="Table_20_Contents"/>
            <text:p text:style-name="Table_20_Contents">50 charges.</text:p>
            <text:p text:style-name="Table_20_Contents"/>
            <text:p text:style-name="Table_20_Contents">* Commande #1 : Forte lueur sur 9m de rayon, et faible lueur sur 9m.</text:p>
            <text:p text:style-name="Table_20_Contents"/>
            <text:p text:style-name="Table_20_Contents">* Commande #2 : Dépense une charge. </text:p>
            <text:p text:style-name="Table_20_Contents">Puissant rayon de lumière sur une créature visible à 18m. Sauvegarde de constitution 15 pour ne pas être <text:span text:style-name="T2">aveuglée</text:span> pendant une minute, retenté à chaque tour.</text:p>
            <text:p text:style-name="Table_20_Contents"/>
            <text:p text:style-name="Table_20_Contents">* Commande #3 : Dépense 5 charges. Rayon dans un cône de 9m. Chaque créature dans la zone subit le rayon aveuglant de la seconde Commande. </text:p>
          </table:table-cell>
          <table:table-cell table:style-name="Tableau3.B1" office:value-type="string">
            <text:p text:style-name="P1">LANTERNE DE REVELATION</text:p>
            <text:p text:style-name="Table_20_Contents"/>
            <text:p text:style-name="Table_20_Contents">Tant qu'elle est allumée, elle produit une lumière vive de 9m et lumière faible 9m plus loin.</text:p>
            <text:p text:style-name="Table_20_Contents"/>
            <text:p text:style-name="Table_20_Contents">Les créatures et objets invisibles deviennent visibles quand ils sont dans la lumière vive de la lanterne. </text:p>
            <text:p text:style-name="Table_20_Contents"/>
            <text:p text:style-name="Table_20_Contents">Une capote permets de réduire la luminosité à un halo de lumière faible de 1,5m de rayon.</text:p>
          </table:table-cell>
        </table:table-row>
        <table:table-row>
          <table:table-cell table:style-name="Tableau3.A2" office:value-type="string">
            <text:p text:style-name="Table_20_Contents"><text:span text:style-name="T2">AMULETTE SOMBRE ECLAT</text:span> [Lien, Occulte]</text:p>
            <text:p text:style-name="Table_20_Contents"/>
            <text:p text:style-name="Table_20_Contents">Amulette réalisée à partir d'un éclat résistant de matériau extra-planaire provenant du royaume de la dame Archi-Fae.</text:p>
            <text:p text:style-name="Table_20_Contents"/>
            <text:p text:style-name="Table_20_Contents">Lancer un sort mineur non maîtrisé :</text:p>
            <text:p text:style-name="Table_20_Contents">- Message (Cible doit etre visible. Courte durée)</text:p>
            <text:p text:style-name="Table_20_Contents">- Illusion mineure</text:p>
            <text:p text:style-name="Table_20_Contents">- Prestidigitation</text:p>
            <text:p text:style-name="Table_20_Contents">- Flammes (2d8, lumière)</text:p>
            <text:p text:style-name="Table_20_Contents">- Thaumaturgie</text:p>
            <text:p text:style-name="Table_20_Contents">- Stabilisation (9m)</text:p>
            <text:p text:style-name="Table_20_Contents">- Trait de feu (2d10)</text:p>
            <text:p text:style-name="Table_20_Contents">- Moquerie (JS Sagesse ou 1d4 dmg et DESAV prochaine attaque)</text:p>
            <text:p text:style-name="Table_20_Contents"/>
            <text:p text:style-name="Table_20_Contents">Jet d'Arcanes DD 10 pour le réussir.</text:p>
            <text:p text:style-name="Table_20_Contents"/>
            <text:p text:style-name="Table_20_Contents">Ne peut être utilisé qu'une fois par jour.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9T12:27:59.76</meta:creation-date>
    <dc:date>2024-11-29T15:30:22.78</dc:date>
    <meta:editing-duration>PT3H2M16S</meta:editing-duration>
    <meta:editing-cycles>13</meta:editing-cycles>
    <meta:generator>OpenOffice/4.1.7$Win32 OpenOffice.org_project/417m1$Build-9800</meta:generator>
    <meta:document-statistic meta:table-count="3" meta:image-count="0" meta:object-count="0" meta:page-count="4" meta:paragraph-count="137" meta:word-count="1276" meta:character-count="7423"/>
  </office:meta>
</office:document-meta>
</file>